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4ec6" officeooo:paragraph-rsid="00144e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und 1: </text:p>
      <text:p text:style-name="P1">Both the time, it was question on tree. And the answer is level order traversal.</text:p>
      <text:p text:style-name="P1">Q. given 2 HTML doccuments (in tree strcuture. You are free to assume the structure of the tree), check if they contain the same text. (You have to ignore formatting).</text:p>
      <text:p text:style-name="P1">eg. &lt;html&gt;&lt;p&gt;Hello&lt;/p&gt;/html&gt; is same as &lt;html&gt;&lt;b&gt;H&lt;/b&gt;&lt;p&gt;ello&lt;/p&gt;/html&gt;</text:p>
      <text:p text:style-name="P1"/>
      <text:p text:style-name="P1">R2:</text:p>
      <text:p text:style-name="P1">Last time it was related to designing a structure for maintaining leaderboard of a competition.</text:p>
      <text:p text:style-name="P1">Should support Update,GetRank functionalities. </text:p>
      <text:p text:style-name="P1">Q. given n positions (each at some distance from origin) and m coins, maximize the minimum distance between two coins.</text:p>
      <text:p text:style-name="P1"/>
      <text:p text:style-name="P1">R3:</text:p>
      <text:p text:style-name="P1">Last time it was desigining a coursera like website, you have to tell data strcutures to use, where and how to use locks etc.</text:p>
      <text:p text:style-name="P1">Q. It boiled down to implementing djikstra's. Don't remember exact question.</text:p>
      <text:p text:style-name="P1"/>
      <text:p text:style-name="P1">R4:</text:p>
      <text:p text:style-name="P1">Last time it was some open ended discussion</text:p>
      <text:p text:style-name="P1">Q. Find word count all the words in a library. Boiled down to os concepts and implementing map redu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7:02:35.942917222</meta:creation-date>
    <dc:date>2016-03-02T17:02:48.187716906</dc:date>
    <meta:editing-duration>P0D</meta:editing-duration>
    <meta:editing-cycles>1</meta:editing-cycles>
    <meta:document-statistic meta:table-count="0" meta:image-count="0" meta:object-count="0" meta:page-count="1" meta:paragraph-count="14" meta:word-count="157" meta:character-count="942" meta:non-whitespace-character-count="797"/>
    <meta:generator>LibreOffice/4.2.3.3$Linux_X86_64 LibreOffice_project/420m0$Build-3</meta:generator>
  </office:meta>
</office:document-meta>
</file>